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8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9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1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 loext:padding="0cm" loext:border="none"/>
    </style:style>
    <style:style style:name="P1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1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1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21e210" style:font-size-asian="12pt" style:font-size-complex="12pt" loext:padding="0cm" loext:border="none"/>
    </style:style>
    <style:style style:name="P1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1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1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 loext:padding="0cm" loext:border="none"/>
    </style:style>
    <style:style style:name="P1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2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2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2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fo:background-color="#fffbcc" style:font-size-asian="12pt" style:font-size-complex="12pt"/>
    </style:style>
    <style:style style:name="P2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2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25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26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27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28" style:family="paragraph" style:parent-style-name="Standard">
      <style:text-properties officeooo:rsid="002a79d7" officeooo:paragraph-rsid="002a79d7"/>
    </style:style>
    <style:style style:name="P2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24ae6a" style:font-size-asian="12pt" style:font-size-complex="12pt"/>
    </style:style>
    <style:style style:name="P3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Liberation Sans Narrow" fo:font-size="12pt" style:font-size-asian="12pt" style:font-size-complex="12pt"/>
    </style:style>
    <style:style style:name="T4" style:family="text">
      <style:text-properties fo:background-color="#f58220" loext:char-shading-value="0"/>
    </style:style>
    <style:style style:name="T5" style:family="text">
      <style:text-properties fo:background-color="#fffbcc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d98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518_3671665860" text:style-name="Index_20_Link" text:visited-style-name="Index_20_Link">Collectd - Platform<text:tab/>1</text:a></text:p>
        </text:index-body>
      </text:table-of-content>
      <text:p text:style-name="P4"/>
      <text:h text:style-name="Heading_20_1" text:outline-level="1" text:restart-numbering="true" text:start-value="-1"><text:bookmark-start text:name="__RefHeading___Toc518_3671665860"/><text:span text:style-name="T7">Collectd </text:span>- <text:span text:style-name="T7">Platform </text:span><text:bookmark-end text:name="__RefHeading___Toc518_3671665860"/></text:h>
      <text:p text:style-name="P4"/>
      <text:p text:style-name="P4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3">https://collectd.org/documentation/manpages/collectd.conf.5.shtml#plugin_intel_rdt</text:span></text:a></text:p>
      <text:p text:style-name="Standard"><text:span text:style-name="T3"/></text:p>
      <text:p text:style-name="P28"><text:span text:style-name="T3">Need to clone the below github repositories</text:span></text:p>
      <text:p text:style-name="P27"/>
      <text:p text:style-name="P5">colletd repository </text:p>
      <text:p text:style-name="P1"><text:a xlink:type="simple" xlink:href="https://github.com/collectd/collectd" text:style-name="Internet_20_link" text:visited-style-name="Visited_20_Internet_20_Link"><text:span text:style-name="T3">https://github.com/collectd/collectd</text:span></text:a></text:p>
      <text:p text:style-name="P5"/>
      <text:p text:style-name="P6">Dependencies to be installed</text:p>
      <text:p text:style-name="P2"><text:a xlink:type="simple" xlink:href="https://github.com/andikleen/pmu-tools" text:style-name="Internet_20_link" text:visited-style-name="Visited_20_Internet_20_Link"><text:span text:style-name="T3">https://github.com/andikleen/pmu-tools</text:span></text:a></text:p>
      <text:p text:style-name="P6"/>
      <text:p text:style-name="P2"><text:a xlink:type="simple" xlink:href="https://github.com/intel/intel-cmt-cat" text:style-name="Internet_20_link" text:visited-style-name="Visited_20_Internet_20_Link"><text:span text:style-name="T3">https://github.com/intel/intel-cmt-cat</text:span></text:a></text:p>
      <text:p text:style-name="P6"/>
      <text:p text:style-name="P6"/>
      <text:p text:style-name="P7">Install the following dependent pages for ./build.sh to execute sucessfully</text:p>
      <text:p text:style-name="P7"/>
      <text:p text:style-name="P7">yeds@syeds-vm:~/git/clAutomation/collectd$ history | grep install</text:p>
      <text:p text:style-name="P7"><text:s text:c="4"/>9 <text:s/>sudo apt-get install autoconf</text:p>
      <text:p text:style-name="P7"><text:s text:c="3"/>12 <text:s/>sudo apt-get install flex bison</text:p>
      <text:p text:style-name="P7"><text:s text:c="3"/>13 <text:s/>sudo apt-get install pkg-config</text:p>
      <text:p text:style-name="P7"><text:s text:c="3"/>15 <text:s/>sudo apt-get install libtool</text:p>
      <text:p text:style-name="P7"><text:s text:c="3"/>17 <text:s/>history | grep install</text:p>
      <text:p text:style-name="P7">syeds@syeds-vm:~/git/clAutomation/collectd$ </text:p>
      <text:p text:style-name="P7"/>
      <text:p text:style-name="P8">Collectd ships with a `build.sh' script to generate the `configure'</text:p>
      <text:p text:style-name="P10">script shipped with releases.</text:p>
      <text:p text:style-name="P25">syeds@syeds-vm:~/git/clAutomation/collectd$ ./build.sh </text:p>
      <text:p text:style-name="P7">Building...</text:p>
      <text:p text:style-name="P7">+ autoheader</text:p>
      <text:p text:style-name="P7">+ aclocal -I m4</text:p>
      <text:p text:style-name="P7">+ libtoolize --copy --force</text:p>
      <text:p text:style-name="P7">libtoolize: putting auxiliary files in AC_CONFIG_AUX_DIR, 'build-aux'.</text:p>
      <text:p text:style-name="P7">libtoolize: copying file 'build-aux/ltmain.sh'</text:p>
      <text:p text:style-name="P7">libtoolize: putting macros in AC_CONFIG_MACRO_DIRS, 'm4'.</text:p>
      <text:p text:style-name="P7">libtoolize: copying file 'm4/libtool.m4'</text:p>
      <text:p text:style-name="P7">libtoolize: copying file 'm4/ltoptions.m4'</text:p>
      <text:p text:style-name="P7">libtoolize: copying file 'm4/ltsugar.m4'</text:p>
      <text:p text:style-name="P7">libtoolize: copying file 'm4/ltversion.m4'</text:p>
      <text:p text:style-name="P7">libtoolize: copying file 'm4/lt~obsolete.m4'</text:p>
      <text:p text:style-name="P7">+ automake --add-missing --copy</text:p>
      <text:p text:style-name="P7">configure.ac:14: installing 'build-aux/compile'</text:p>
      <text:p text:style-name="P7">configure.ac:14: installing 'build-aux/config.guess'</text:p>
      <text:p text:style-name="P7">configure.ac:14: installing 'build-aux/config.sub'</text:p>
      <text:p text:style-name="P7">configure.ac:16: installing 'build-aux/install-sh'</text:p>
      <text:p text:style-name="P7">configure.ac:16: installing 'build-aux/missing'</text:p>
      <text:p text:style-name="P7"><text:soft-page-break/>Makefile.am: installing 'build-aux/depcomp'</text:p>
      <text:p text:style-name="P7">configure.ac: installing 'build-aux/ylwrap'</text:p>
      <text:p text:style-name="P7">parallel-tests: installing 'build-aux/test-driver'</text:p>
      <text:p text:style-name="P7">+ autoconf</text:p>
      <text:p text:style-name="P3"><text:a xlink:type="simple" xlink:href="mailto:syeds@syeds-vm" text:style-name="Internet_20_link" text:visited-style-name="Visited_20_Internet_20_Link"><text:span text:style-name="T3">syeds@syeds-vm</text:span></text:a><text:span text:style-name="T3">:~/git/clAutomation/collectd$</text:span></text:p>
      <text:p text:style-name="P7"/>
      <text:p text:style-name="P7"/>
      <text:p text:style-name="P7"><text:s text:c="3"/>26 <text:s/>cd pmu-tools/</text:p>
      <text:p text:style-name="P7"><text:s text:c="3"/>28 <text:s/><text:span text:style-name="T2">cd jevents/</text:span></text:p>
      <text:p text:style-name="P7"><text:s text:c="3"/>29 <text:s/>make</text:p>
      <text:p text:style-name="P7"><text:s text:c="3"/>30 <text:s/>sudo make install</text:p>
      <text:p text:style-name="P7"/>
      <text:p text:style-name="P7"><text:s text:c="3"/>46 <text:s/>sudo git clone <text:s/>https://github.com/intel/intel-cmt-cat</text:p>
      <text:p text:style-name="P7"><text:s text:c="3"/>48 <text:s/><text:span text:style-name="T5">cd intel-cmt-cat/</text:span></text:p>
      <text:p text:style-name="P7"><text:s text:c="3"/>50 <text:s/>cat INSTALL </text:p>
      <text:p text:style-name="P7"><text:s text:c="3"/>51 <text:s/>sudo make</text:p>
      <text:p text:style-name="P7"><text:s text:c="3"/>52 <text:s/>sudo make install</text:p>
      <text:p text:style-name="P8"/>
      <text:p text:style-name="P9"><text:span text:style-name="T1">To configure, build and install collectd with the default settings, run </text:span><text:span text:style-name="T5">`./configure &amp;&amp; make &amp;&amp; make install'</text:span>. <text:s/>For a complete list of configure options and their description, run `./configure –help'.</text:p>
      <text:p text:style-name="P9"/>
      <text:p text:style-name="P9">libtool: install: /usr/bin/install -c .libs/intel_pmu.so /opt/collectd/lib/collectd/intel_pmu.so</text:p>
      <text:p text:style-name="P9">libtool: install: /usr/bin/install -c .libs/intel_pmu.lai /opt/collectd/lib/collectd/intel_pmu.la</text:p>
      <text:p text:style-name="P9">libtool: install: /usr/bin/install -c .libs/intel_rdt.so /opt/collectd/lib/collectd/intel_rdt.so</text:p>
      <text:p text:style-name="P9">libtool: install: /usr/bin/install -c .libs/intel_rdt.lai /opt/collectd/lib/collectd/intel_rdt.la</text:p>
      <text:p text:style-name="P16"/>
      <text:p text:style-name="P16">syeds@syeds-vm:/usr/bin$ <text:span text:style-name="T2">l</text:span><text:span text:style-name="T5">s /opt/collectd/sbin/collectd</text:span></text:p>
      <text:p text:style-name="P16">/opt/collectd/sbin/collectd</text:p>
      <text:p text:style-name="P11">syeds@syeds-vm:/usr/bin$ l<text:span text:style-name="T5">s /opt/collectd/etc/collectd.conf</text:span></text:p>
      <text:p text:style-name="P11">/opt/collectd/etc/collectd.conf</text:p>
      <text:p text:style-name="P11"/>
      <text:p text:style-name="P29">+++++++++++++++++++++++++THIS IS NOT REQUIRED FOR COLLECTD +++++++++++++++++++++++++</text:p>
      <text:p text:style-name="P11"/>
      <text:p text:style-name="P22">syeds@syeds-vm:/etc/systemd/system$ cat collectd.service </text:p>
      <text:p text:style-name="P11">[Unit]</text:p>
      <text:p text:style-name="P11">Description=collectd service to for pum and RDT</text:p>
      <text:p text:style-name="P11">[Service]</text:p>
      <text:p text:style-name="P11">User=root</text:p>
      <text:p text:style-name="P11"># The configuration file application.properties should be here:</text:p>
      <text:p text:style-name="P11"/>
      <text:p text:style-name="P11">#change this to your workspace</text:p>
      <text:p text:style-name="P11">WorkingDirectory=/home/syeds/git</text:p>
      <text:p text:style-name="P11"/>
      <text:p text:style-name="P11">#path to executable. </text:p>
      <text:p text:style-name="P11">#executable is a bash script which calls jar fileExecStart=/home/ubuntu/workspace/my-webapp</text:p>
      <text:p text:style-name="P11">ExecStart=/opt/collectd/sbin/collectd</text:p>
      <text:p text:style-name="P11"/>
      <text:p text:style-name="P11">SuccessExitStatus=143</text:p>
      <text:p text:style-name="P11">TimeoutStopSec=10</text:p>
      <text:p text:style-name="P11">Restart=on-failure</text:p>
      <text:p text:style-name="P11">RestartSec=5</text:p>
      <text:p text:style-name="P11"><text:soft-page-break/></text:p>
      <text:p text:style-name="P11">[Install]</text:p>
      <text:p text:style-name="P11">WantedBy=multi-user.target</text:p>
      <text:p text:style-name="P11">syeds@syeds-vm:/etc/systemd/system$ </text:p>
      <text:p text:style-name="P11"/>
      <text:p text:style-name="P11">syeds@syeds-vm:/etc/systemd/system$ <text:span text:style-name="T5">sudo systemctl enable collectd.service</text:span></text:p>
      <text:p text:style-name="P11">Created symlink /etc/systemd/system/multi-user.target.wants/collectd.service → /etc/systemd/system/collectd.service.</text:p>
      <text:p text:style-name="P11">syeds@syeds-vm:/etc/systemd/system$ </text:p>
      <text:p text:style-name="P11"/>
      <text:p text:style-name="P11">syeds@syeds-vm:/etc/systemd/system$ <text:span text:style-name="T5">sudo systemctl status collectd</text:span></text:p>
      <text:p text:style-name="P11">● collectd.service - collectd service to for pum and RDT</text:p>
      <text:p text:style-name="P11"><text:s text:c="3"/>Loaded: loaded (/etc/systemd/system/collectd.service; enabled; vendor preset: enabled)</text:p>
      <text:p text:style-name="P11"><text:s text:c="3"/>Active: inactive (dead) since Tue 2018-10-23 20:01:58 IST; 13s ago</text:p>
      <text:p text:style-name="P11"><text:s text:c="2"/>Process: 5411 ExecStart=/opt/collectd/sbin/collectd (code=exited, status=0/SUCCESS)</text:p>
      <text:p text:style-name="P11"><text:s/>Main PID: 5411 <text:span text:style-name="T4">(code=exited, status=0/SUCCESS)</text:span></text:p>
      <text:p text:style-name="P11"/>
      <text:p text:style-name="P11">Oct 23 20:01:58 syeds-vm systemd[1]: Started collectd service to for pum and RDT.</text:p>
      <text:p text:style-name="P11">Oct 23 20:01:58 syeds-vm collectd[5411]: plugin_load: plugin "syslog" successfully loaded.</text:p>
      <text:p text:style-name="P11">Oct 23 20:01:58 syeds-vm collectd[5411]: plugin_load: plugin "cpu" successfully loaded.</text:p>
      <text:p text:style-name="P11">Oct 23 20:01:58 syeds-vm collectd[5411]: plugin_load: plugin "interface" successfully loaded.</text:p>
      <text:p text:style-name="P11">Oct 23 20:01:58 syeds-vm collectd[5411]: plugin_load: plugin "load" successfully loaded.</text:p>
      <text:p text:style-name="P11">Oct 23 20:01:58 syeds-vm collectd[5411]: plugin_load: plugin "memory" successfully loaded.</text:p>
      <text:p text:style-name="P11">Oct 23 20:01:58 syeds-vm collectd[5411]: plugin_load: plugin "network" successfully loaded.</text:p>
      <text:p text:style-name="P11">syeds@syeds-vm:/etc/systemd/system$ </text:p>
      <text:p text:style-name="P11"/>
      <text:p text:style-name="P13">Following its the sequnce to be followed </text:p>
      <text:p text:style-name="P13"/>
      <text:p text:style-name="P12">sudo systemctl daemon-reload</text:p>
      <text:p text:style-name="P15">sudo systemctl enable my-webapp.service</text:p>
      <text:p text:style-name="P15">sudo systemctl start my-webapp</text:p>
      <text:p text:style-name="P14">sudo systemctl status my-webapp</text:p>
      <text:p text:style-name="P18">+++++++++++++++++++++++++++++++++++++++++++++++++++++++++++++++++++++++++++++++++++</text:p>
      <text:p text:style-name="P18"/>
      <text:p text:style-name="P19">Need to copy the library from the collectd which was built to the collectd installed via apt</text:p>
      <text:p text:style-name="P19"/>
      <text:p text:style-name="P20">To</text:p>
      <text:p text:style-name="P24">/usr/lib/collectd<text:span text:style-name="T6">/intel_pmu.la</text:span></text:p>
      <text:p text:style-name="P24">/usr/lib/collectd/<text:span text:style-name="T6">intel_pmu.so</text:span></text:p>
      <text:p text:style-name="P20">From</text:p>
      <text:p text:style-name="P24">/opt/collectd/lib/collectd/<text:span text:style-name="T6">intel_pmu.la</text:span></text:p>
      <text:p text:style-name="P24">/opt/collectd/lib/collectd/<text:span text:style-name="T6">intel_pmu.so</text:span></text:p>
      <text:p text:style-name="P19"/>
      <text:p text:style-name="P23">Install papi_tools and execute the below command to view the server information</text:p>
      <text:p text:style-name="P14"/>
      <text:p text:style-name="P14">syeds@syeds-vm:/var/log$ papi_native_avail</text:p>
      <text:p text:style-name="P14"><text:soft-page-break/>Available native events and hardware information.</text:p>
      <text:p text:style-name="P14">--------------------------------------------------------------------------------</text:p>
      <text:p text:style-name="P14">PAPI version <text:s text:c="12"/>: 5.6.0.0</text:p>
      <text:p text:style-name="P14">Operating system <text:s text:c="8"/>: Linux 4.15.0-29-generic</text:p>
      <text:p text:style-name="P14">Vendor string and code <text:s text:c="2"/>: GenuineIntel (1, 0x1)</text:p>
      <text:p text:style-name="P14">Model string and code <text:s text:c="3"/>: Intel(R) Xeon(R) CPU E3-1225 v5 @ 3.30GHz (94, 0x5e)</text:p>
      <text:p text:style-name="P14">CPU revision <text:s text:c="12"/>: 3.000000</text:p>
      <text:p text:style-name="P14">CPUID <text:s text:c="19"/>: Family/Model/Stepping 6/94/3, 0x06/0x5e/0x03</text:p>
      <text:p text:style-name="P14">CPU Max MHz <text:s text:c="13"/>: 3312</text:p>
      <text:p text:style-name="P14">CPU Min MHz <text:s text:c="13"/>: 3312</text:p>
      <text:p text:style-name="P14">Total cores <text:s text:c="13"/>: 1</text:p>
      <text:p text:style-name="P14">SMT threads per core <text:s text:c="4"/>: 1</text:p>
      <text:p text:style-name="P14">Cores per socket <text:s text:c="8"/>: 1</text:p>
      <text:p text:style-name="P14">Sockets <text:s text:c="17"/>: 1</text:p>
      <text:p text:style-name="P14">Cores per NUMA region <text:s text:c="3"/>: 1</text:p>
      <text:p text:style-name="P14">NUMA regions <text:s text:c="12"/>: 1</text:p>
      <text:p text:style-name="P14">Running in a VM <text:s text:c="9"/>: yes</text:p>
      <text:p text:style-name="P14">VM Vendor <text:s text:c="15"/>: KVMKVMKVM</text:p>
      <text:p text:style-name="P14">Number Hardware Counters : 0</text:p>
      <text:p text:style-name="P14">Max Multiplex Counters <text:s text:c="2"/>: 384</text:p>
      <text:p text:style-name="P14">Fast counter read (rdpmc): no</text:p>
      <text:p text:style-name="P14">--------------------------------------------------------------------------------</text:p>
      <text:p text:style-name="P13"/>
      <text:p text:style-name="P17">Run this command to generate the file json file included in the EventList</text:p>
      <text:p text:style-name="P21">python ./clAutomation/pmu-tools/event_download.py</text:p>
      <text:p text:style-name="P17"/>
      <text:p text:style-name="P17">&lt;Plugin intel_pmu&gt;</text:p>
      <text:p text:style-name="P17"><text:s text:c="4"/>ReportHardwareCacheEvents true</text:p>
      <text:p text:style-name="P17"><text:s text:c="4"/>ReportKernelPMUEvents true</text:p>
      <text:p text:style-name="P17"><text:s text:c="4"/>ReportSoftwareEvents true</text:p>
      <text:p text:style-name="P17"><text:s text:c="4"/>EventList "<text:span text:style-name="T2">/home/syeds/.cache/pmu-events/GenuineIntel-6-5E-core.json</text:span>"</text:p>
      <text:p text:style-name="P17"><text:s text:c="4"/>HardwareEvents "L2_RQSTS.CODE_RD_HIT,L2_RQSTS.CODE_RD_MISS" "L2_RQSTS.ALL_CODE_RD"</text:p>
      <text:p text:style-name="P17"><text:s text:c="4"/>Cores "[<text:span text:style-name="T2">0]</text:span>"</text:p>
      <text:p text:style-name="P17">&lt;/Plugin&gt;</text:p>
      <text:p text:style-name="P17"/>
      <text:p text:style-name="P17"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17"/>
      <text:p text:style-name="P17"/>
      <text:p text:style-name="P17"/>
      <text:p text:style-name="P11"/>
      <text:p text:style-name="P11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4T07:27:21.894673860</dc:date>
    <meta:editing-duration>PT2H52M17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4" meta:paragraph-count="147" meta:word-count="646" meta:character-count="6672" meta:non-whitespace-character-count="5909"/>
  </office:meta>
</office:document-meta>
</file>